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3A2B071540B84CC4B48.png" manifest:media-type="image/png"/>
  <manifest:file-entry manifest:full-path="Pictures/100000000000077D0000039E8389A3F2C8FCD7E0.png" manifest:media-type="image/png"/>
  <manifest:file-entry manifest:full-path="Pictures/1000000000000780000003AAE676E3493E1B3CFC.png" manifest:media-type="image/png"/>
  <manifest:file-entry manifest:full-path="Pictures/1000000000000780000003A79213F100F71ADEE2.png" manifest:media-type="image/png"/>
  <manifest:file-entry manifest:full-path="Pictures/100000000000077D000003A6F3CA747C1BC4BAB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Transformers" svg:font-family="Transformer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.35cm" fo:min-width="3.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716cm" fo:min-width="15.0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8.15cm" fo:min-width="20.5cm" fo:padding-top="0.142cm" fo:padding-bottom="0.142cm" fo:padding-left="0.267cm" fo:padding-right="0.267cm"/>
    </style:style>
    <style:style style:name="gr5" style:family="graphic" style:parent-style-name="standard">
      <style:graphic-properties svg:stroke-color="#ff0000" draw:fill="none" draw:textarea-horizontal-align="justify" draw:textarea-vertical-align="middle" draw:auto-grow-height="false" fo:min-height="1.35cm" fo:min-width="2.501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  <style:paragraph-properties style:writing-mode="lr-tb"/>
    </style:style>
    <style:style style:name="gr7" style:family="graphic" style:parent-style-name="standard">
      <style:graphic-properties svg:stroke-color="#ff0000" draw:fill="none" draw:textarea-horizontal-align="justify" draw:textarea-vertical-align="middle" draw:auto-grow-height="false" fo:min-height="1.35cm" fo:min-width="2.101cm" fo:wrap-option="no-wrap"/>
    </style:style>
    <style:style style:name="gr8" style:family="graphic" style:parent-style-name="standard">
      <style:graphic-properties svg:stroke-color="#ff0000" draw:fill="none" draw:textarea-horizontal-align="justify" draw:textarea-vertical-align="middle" draw:auto-grow-height="false" fo:min-height="0.951cm" fo:min-width="4.4cm" fo:wrap-option="no-wrap"/>
    </style:style>
    <style:style style:name="gr9" style:family="graphic" style:parent-style-name="standard">
      <style:graphic-properties svg:stroke-color="#ff0000" draw:fill="none" draw:textarea-horizontal-align="justify" draw:textarea-vertical-align="middle" draw:auto-grow-height="false" fo:min-height="0.908cm" fo:min-width="1.501cm" fo:wrap-option="no-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color="#ff0000" draw:fill="none" draw:textarea-horizontal-align="justify" draw:textarea-vertical-align="middle" draw:auto-grow-height="false" fo:min-height="1.35cm" fo:min-width="1.701cm" fo:wrap-option="no-wrap"/>
    </style:style>
    <style:style style:name="gr13" style:family="graphic" style:parent-style-name="standard">
      <style:graphic-properties svg:stroke-color="#ff0000" draw:fill="none" draw:textarea-horizontal-align="justify" draw:textarea-vertical-align="middle" draw:auto-grow-height="false" fo:min-height="1.35cm" fo:min-width="2.709cm" fo:wrap-option="no-wrap"/>
    </style:style>
    <style:style style:name="gr14" style:family="graphic" style:parent-style-name="standard">
      <style:graphic-properties svg:stroke-color="#ff0000" draw:fill="none" draw:textarea-horizontal-align="justify" draw:textarea-vertical-align="middle" draw:auto-grow-height="false" fo:min-height="1.35cm" fo:min-width="3.301cm" fo:wrap-option="no-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2a6099" style:font-name="Transformers"/>
    </style:style>
    <style:style style:name="P3" style:family="paragraph">
      <loext:graphic-properties draw:fill="none" draw:fill-color="#ffffff"/>
      <style:paragraph-properties style:writing-mode="lr-tb"/>
      <style:text-properties fo:color="#ffffff" style:font-name="Transformers"/>
    </style:style>
    <style:style style:name="P4" style:family="paragraph">
      <loext:graphic-properties draw:fill="none" draw:fill-color="#ffffff"/>
      <style:paragraph-properties style:writing-mode="lr-tb"/>
      <style:text-properties fo:color="#000000" style:font-name="Transformers"/>
    </style:style>
    <style:style style:name="P5" style:family="paragraph">
      <loext:graphic-properties draw:fill="none"/>
      <style:paragraph-properties fo:text-align="center"/>
      <style:text-properties fo:color="#2a6099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color="#2a6099" style:font-name="Transformers"/>
    </style:style>
    <style:style style:name="T2" style:family="text">
      <style:text-properties fo:color="#ffffff" style:font-name="Transformers"/>
    </style:style>
    <style:style style:name="T3" style:family="text">
      <style:text-properties fo:color="#000000" style:font-name="Transformer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7.999cm" svg:height="15.75cm" svg:x="0.134cm" svg:y="0cm">
          <draw:image xlink:href="Pictures/100000000000077D000003A6F3CA747C1BC4BABC.png" xlink:type="simple" xlink:show="embed" xlink:actuate="onLoad" loext:mime-type="image/png">
            <text:p/>
          </draw:image>
        </draw:frame>
        <draw:custom-shape draw:style-name="gr2" draw:text-style-name="P1" draw:layer="layout" svg:width="4cm" svg:height="1.6cm" svg:x="0.4cm" svg:y="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6cm" svg:height="1cm" svg:x="10.8cm" svg:y="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1cm" svg:height="8.4cm" svg:x="3.8cm" svg:y="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1.6cm" svg:x="3.8cm" svg:y="-2.8cm">
          <text:p/>
          <draw:enhanced-geometry svg:viewBox="0 0 21600 21600" draw:glue-points="10800 0 0 10800 10800 21600 21600 10800 ?f40 ?f41" draw:text-areas="0 0 21600 21600" draw:type="rectangular-callout" draw:modifiers="-7543.08563812063 43483.3229231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3.2cm" svg:height="1.043cm" svg:x="3.8cm" svg:y="-2.643cm">
          <draw:text-box>
            <text:p><text:span text:style-name="T1">Logotipo</text:span></text:p>
          </draw:text-box>
        </draw:frame>
        <draw:custom-shape draw:style-name="gr7" draw:text-style-name="P1" draw:layer="layout" svg:width="2.6cm" svg:height="1.6cm" svg:x="21.2cm" svg:y="-2.6cm">
          <text:p/>
          <draw:enhanced-geometry svg:viewBox="0 0 21600 21600" draw:glue-points="10800 0 0 10800 10800 21600 21600 10800 ?f40 ?f41" draw:text-areas="0 0 21600 21600" draw:type="rectangular-callout" draw:modifiers="4052.59515570934 43739.66271080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2.283cm" svg:height="1.043cm" svg:x="21.517cm" svg:y="-2.2cm">
          <draw:text-box>
            <text:p><text:span text:style-name="T1">Menú</text:span></text:p>
          </draw:text-box>
        </draw:frame>
        <draw:custom-shape draw:style-name="gr8" draw:text-style-name="P1" draw:layer="layout" svg:width="4.899cm" svg:height="1.2cm" svg:x="16.501cm" svg:y="2.2cm">
          <text:p/>
          <draw:enhanced-geometry svg:viewBox="0 0 21600 21600" draw:glue-points="10800 0 0 10800 10800 21600 21600 10800 ?f40 ?f41" draw:text-areas="0 0 21600 21600" draw:type="rectangular-callout" draw:modifiers="2155.59183673469 40700.08326394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3" draw:layer="layout" svg:width="3.2cm" svg:height="1.043cm" svg:x="17.2cm" svg:y="2cm">
          <draw:text-box>
            <text:p><text:span text:style-name="T2">Parrafo</text:span></text:p>
          </draw:text-box>
        </draw:frame>
        <draw:frame draw:style-name="gr6" draw:text-style-name="P4" draw:layer="layout" svg:width="1.8cm" svg:height="1.043cm" svg:x="22.4cm" svg:y="14.443cm">
          <draw:text-box>
            <text:p><text:span text:style-name="T3">Link</text:span></text:p>
          </draw:text-box>
        </draw:frame>
        <draw:custom-shape draw:style-name="gr9" draw:text-style-name="P5" draw:layer="layout" svg:width="2cm" svg:height="1.157cm" svg:x="22.2cm" svg:y="14.443cm">
          <text:p/>
          <draw:enhanced-geometry svg:viewBox="0 0 21600 21600" draw:glue-points="10800 0 0 10800 10800 21600 21600 10800 ?f40 ?f41" draw:text-areas="0 0 21600 21600" draw:type="rectangular-callout" draw:modifiers="44452.1739130435 7647.668393782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6" draw:layer="layout" svg:width="7.8cm" svg:height="1cm" svg:x="10.4cm" svg:y="-2.4cm">
          <draw:text-box>
            <text:p>https://mexfam.org.mx/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style-name="gr1" draw:text-style-name="P1" draw:layer="layout" svg:width="27.866cm" svg:height="15.75cm" svg:x="0.134cm" svg:y="0cm">
          <draw:image xlink:href="Pictures/1000000000000780000003A79213F100F71ADEE2.png" xlink:type="simple" xlink:show="embed" xlink:actuate="onLoad" loext:mime-type="image/png">
            <text:p/>
          </draw:image>
        </draw:frame>
        <draw:custom-shape draw:style-name="gr12" draw:text-style-name="P1" draw:layer="layout" svg:width="2.2cm" svg:height="1.6cm" svg:x="14.2cm" svg:y="-2cm">
          <text:p/>
          <draw:enhanced-geometry svg:viewBox="0 0 21600 21600" draw:glue-points="10800 0 0 10800 10800 21600 21600 10800 ?f40 ?f41" draw:text-areas="0 0 21600 21600" draw:type="rectangular-callout" draw:modifiers="-176.64697864607 44117.4266083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2.4cm" svg:height="1.043cm" svg:x="14.2cm" svg:y="-1.643cm">
          <draw:text-box>
            <text:p><text:span text:style-name="T1">Título</text:span></text:p>
          </draw:text-box>
        </draw:frame>
        <draw:frame draw:style-name="gr6" draw:text-style-name="P2" draw:layer="layout" svg:width="3.4cm" svg:height="1.043cm" svg:x="5.4cm" svg:y="0.2cm">
          <draw:text-box>
            <text:p><text:span text:style-name="T1">Imágenes</text:span></text:p>
          </draw:text-box>
        </draw:frame>
        <draw:custom-shape draw:style-name="gr13" draw:text-style-name="P1" draw:layer="layout" svg:width="3.208cm" svg:height="1.6cm" svg:x="5.392cm" svg:y="0cm">
          <text:p/>
          <draw:enhanced-geometry svg:viewBox="0 0 21600 21600" draw:glue-points="10800 0 0 10800 10800 21600 21600 10800 ?f40 ?f41" draw:text-areas="0 0 21600 21600" draw:type="rectangular-callout" draw:modifiers="22838.5166718604 29991.75515302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3.208cm" svg:height="1.6cm" svg:x="17.385cm" svg:y="0.412cm">
          <text:p/>
          <draw:enhanced-geometry svg:viewBox="0 0 21600 21600" draw:glue-points="10800 0 0 10800 10800 21600 21600 10800 ?f40 ?f41" draw:text-areas="0 0 21600 21600" draw:type="rectangular-callout" draw:modifiers="22838.5166718604 29991.75515302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3.2cm" svg:height="1.043cm" svg:x="17.535cm" svg:y="0.733cm">
          <draw:text-box>
            <text:p><text:span text:style-name="T1">Tarjeta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draw:style-name="gr1" draw:text-style-name="P1" draw:layer="layout" svg:width="27.999cm" svg:height="15.75cm" svg:x="0.001cm" svg:y="0cm">
          <draw:image xlink:href="Pictures/1000000000000780000003AAE676E3493E1B3CFC.png" xlink:type="simple" xlink:show="embed" xlink:actuate="onLoad" loext:mime-type="image/png">
            <text:p/>
          </draw:image>
        </draw:frame>
        <draw:frame draw:style-name="gr6" draw:text-style-name="P2" draw:layer="layout" svg:width="3.2cm" svg:height="1.043cm" svg:x="3.2cm" svg:y="4cm">
          <draw:text-box>
            <text:p><text:span text:style-name="T1">Parrafo</text:span></text:p>
          </draw:text-box>
        </draw:frame>
        <draw:custom-shape draw:style-name="gr13" draw:text-style-name="P1" draw:layer="layout" svg:width="3.208cm" svg:height="1.6cm" svg:x="2.992cm" svg:y="3.8cm">
          <text:p/>
          <draw:enhanced-geometry svg:viewBox="0 0 21600 21600" draw:glue-points="10800 0 0 10800 10800 21600 21600 10800 ?f40 ?f41" draw:text-areas="0 0 21600 21600" draw:type="rectangular-callout" draw:modifiers="22838.5166718604 29991.75515302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3.8cm" svg:height="1.6cm" svg:x="17.8cm" svg:y="1.6cm">
          <text:p/>
          <draw:enhanced-geometry svg:viewBox="0 0 21600 21600" draw:glue-points="10800 0 0 10800 10800 21600 21600 10800 ?f40 ?f41" draw:text-areas="0 0 21600 21600" draw:type="rectangular-callout" draw:modifiers="-13433.9384372534 21249.21923797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3.2cm" svg:height="1.043cm" svg:x="18cm" svg:y="1.957cm">
          <draw:text-box>
            <text:p><text:span text:style-name="T1">Parrafo</text:span></text:p>
          </draw:text-box>
        </draw:frame>
        <draw:frame draw:style-name="gr6" draw:text-style-name="P2" draw:layer="layout" svg:width="3.2cm" svg:height="1.043cm" svg:x="21.6cm" svg:y="5cm">
          <draw:text-box>
            <text:p><text:span text:style-name="T1">Imágen</text:span></text:p>
          </draw:text-box>
        </draw:frame>
        <draw:custom-shape draw:style-name="gr14" draw:text-style-name="P1" draw:layer="layout" svg:width="3.8cm" svg:height="1.6cm" svg:x="20.919cm" svg:y="4.7cm">
          <text:p/>
          <draw:enhanced-geometry svg:viewBox="0 0 21600 21600" draw:glue-points="10800 0 0 10800 10800 21600 21600 10800 ?f40 ?f41" draw:text-areas="0 0 21600 21600" draw:type="rectangular-callout" draw:modifiers="-6410.10260457774 24635.60274828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draw:style-name="gr1" draw:text-style-name="P1" draw:layer="layout" svg:width="27.999cm" svg:height="15.75cm" svg:x="0cm" svg:y="0cm">
          <draw:image xlink:href="Pictures/100000000000077D0000039E8389A3F2C8FCD7E0.png" xlink:type="simple" xlink:show="embed" xlink:actuate="onLoad" loext:mime-type="image/png">
            <text:p/>
          </draw:image>
        </draw:frame>
        <draw:custom-shape draw:style-name="gr14" draw:text-style-name="P1" draw:layer="layout" svg:width="3.8cm" svg:height="1.6cm" svg:x="20.2cm" svg:y="1.4cm">
          <text:p/>
          <draw:enhanced-geometry svg:viewBox="0 0 21600 21600" draw:glue-points="10800 0 0 10800 10800 21600 21600 10800 ?f40 ?f41" draw:text-areas="0 0 21600 21600" draw:type="rectangular-callout" draw:modifiers="-13433.9384372534 21249.21923797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3.2cm" svg:height="1.043cm" svg:x="20.6cm" svg:y="1.6cm">
          <draw:text-box>
            <text:p><text:span text:style-name="T1">Parrafo</text:span></text:p>
          </draw:text-box>
        </draw:frame>
        <draw:frame draw:style-name="gr6" draw:text-style-name="P2" draw:layer="layout" svg:width="3.2cm" svg:height="1.043cm" svg:x="3.2cm" svg:y="2.957cm">
          <draw:text-box>
            <text:p><text:span text:style-name="T1">Gráficas</text:span></text:p>
          </draw:text-box>
        </draw:frame>
        <draw:custom-shape draw:style-name="gr14" draw:text-style-name="P1" draw:layer="layout" svg:width="3.8cm" svg:height="1.6cm" svg:x="2.819cm" svg:y="2.7cm">
          <text:p/>
          <draw:enhanced-geometry svg:viewBox="0 0 21600 21600" draw:glue-points="10800 0 0 10800 10800 21600 21600 10800 ?f40 ?f41" draw:text-areas="0 0 21600 21600" draw:type="rectangular-callout" draw:modifiers="24680.0315706393 55436.85196752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draw:style-name="gr1" draw:text-style-name="P1" draw:layer="layout" svg:width="27.999cm" svg:height="15.75cm" svg:x="0cm" svg:y="0cm">
          <draw:image xlink:href="Pictures/1000000000000780000003A2B071540B84CC4B48.png" xlink:type="simple" xlink:show="embed" xlink:actuate="onLoad" loext:mime-type="image/png">
            <text:p/>
          </draw:image>
        </draw:frame>
        <draw:custom-shape draw:style-name="gr14" draw:text-style-name="P1" draw:layer="layout" svg:width="3.8cm" svg:height="1.6cm" svg:x="18.2cm" svg:y="0.8cm">
          <text:p/>
          <draw:enhanced-geometry svg:viewBox="0 0 21600 21600" draw:glue-points="10800 0 0 10800 10800 21600 21600 10800 ?f40 ?f41" draw:text-areas="0 0 21600 21600" draw:type="rectangular-callout" draw:modifiers="-13433.9384372534 21249.21923797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3.2cm" svg:height="1.043cm" svg:x="18.6cm" svg:y="1.157cm">
          <draw:text-box>
            <text:p><text:span text:style-name="T1">Parrafo</text:span></text:p>
          </draw:text-box>
        </draw:frame>
        <draw:frame draw:style-name="gr15" draw:text-style-name="P2" draw:layer="layout" svg:width="3.8cm" svg:height="1.2cm" svg:x="5cm" svg:y="2.2cm">
          <draw:text-box>
            <text:p><text:span text:style-name="T1">Separador</text:span></text:p>
          </draw:text-box>
        </draw:frame>
        <draw:custom-shape draw:style-name="gr14" draw:text-style-name="P1" draw:layer="layout" svg:width="3.8cm" svg:height="1.6cm" svg:x="4.719cm" svg:y="1.9cm">
          <text:p/>
          <draw:enhanced-geometry svg:viewBox="0 0 21600 21600" draw:glue-points="10800 0 0 10800 10800 21600 21600 10800 ?f40 ?f41" draw:text-areas="0 0 21600 21600" draw:type="rectangular-callout" draw:modifiers="41546.3299131807 32433.72891942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2" draw:layer="layout" svg:width="3.8cm" svg:height="1.2cm" svg:x="4.2cm" svg:y="5.6cm">
          <draw:text-box>
            <text:p><text:span text:style-name="T1">Imágenes</text:span></text:p>
          </draw:text-box>
        </draw:frame>
        <draw:custom-shape draw:style-name="gr14" draw:text-style-name="P1" draw:layer="layout" svg:width="3.8cm" svg:height="1.6cm" svg:x="3.875cm" svg:y="5.302cm">
          <text:p/>
          <draw:enhanced-geometry svg:viewBox="0 0 21600 21600" draw:glue-points="10800 0 0 10800 10800 21600 21600 10800 ?f40 ?f41" draw:text-areas="0 0 21600 21600" draw:type="rectangular-callout" draw:modifiers="41546.3299131807 32433.72891942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Transformers" svg:font-family="Transformer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2T15:18:49.986658722</meta:creation-date>
    <dc:date>2021-04-22T23:57:07.499982077</dc:date>
    <meta:editing-duration>PT9M41S</meta:editing-duration>
    <meta:editing-cycles>2</meta:editing-cycles>
    <meta:generator>LibreOffice/6.4.7.2$Linux_X86_64 LibreOffice_project/40$Build-2</meta:generator>
    <meta:document-statistic meta:object-count="70"/>
  </office:meta>
</office:document-meta>
</file>